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95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3.94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01cm"/>
    </style:style>
    <style:style style:name="Table1.4" style:family="table-row">
      <style:table-row-properties style:min-row-height="1.111cm"/>
    </style:style>
    <style:style style:name="P1" style:family="paragraph" style:parent-style-name="Standard">
      <style:text-properties fo:font-size="14pt" officeooo:rsid="000356fc" officeooo:paragraph-rsid="000356fc" style:font-size-asian="12.25pt" style:font-size-complex="14pt"/>
    </style:style>
    <style:style style:name="P2" style:family="paragraph" style:parent-style-name="Standard">
      <style:text-properties fo:font-size="14pt" fo:font-weight="normal" officeooo:rsid="000356fc" officeooo:paragraph-rsid="000356f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356fc" officeooo:paragraph-rsid="000356f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5pt" fo:font-weight="bold" officeooo:rsid="00028e1f" officeooo:paragraph-rsid="00028e1f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356fc" officeooo:paragraph-rsid="000356f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3pt" fo:font-weight="normal" officeooo:rsid="000356fc" officeooo:paragraph-rsid="000356fc" style:font-size-asian="11.3500003814697pt" style:font-weight-asian="normal" style:font-size-complex="13pt" style:font-weight-complex="normal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officeooo:rsid="0004a3ff" officeooo:paragraph-rsid="0004a3ff" style:font-size-asian="14pt" style:font-size-complex="14pt"/>
    </style:style>
    <style:style style:name="P9" style:family="paragraph" style:parent-style-name="Table_20_Contents">
      <style:text-properties fo:font-size="14pt" officeooo:paragraph-rsid="0004a3ff" style:font-size-asian="14pt" style:font-size-complex="14pt"/>
    </style:style>
    <style:style style:name="T1" style:family="text">
      <style:text-properties officeooo:rsid="000356f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4a3ff"/>
    </style:style>
    <style:style style:name="T5" style:family="text">
      <style:text-properties officeooo:rsid="0004a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37"/><text:span text:style-name="T2">RESUME LETTER</text:span></text:p>
      <text:p text:style-name="P4"><text:span text:style-name="T1">THASNI PA</text:span></text:p>
      <text:p text:style-name="P2">Puthiyaveettil (H)</text:p>
      <text:p text:style-name="P2">email id: <text:a xlink:type="simple" xlink:href="mailto:thasnisaleem1999@gmail.com" text:style-name="Internet_20_link" text:visited-style-name="Visited_20_Internet_20_Link">thasnisaleem1999@gmail.com</text:a></text:p>
      <text:p text:style-name="P2">mob: 7907541931</text:p>
      <text:p text:style-name="P2"><text:tab/><text:span text:style-name="T3">ABOUT:</text:span></text:p>
      <text:p text:style-name="P3"><text:tab/><text:tab/><text:span text:style-name="T5">Iam highly motivated and progress focused software developer with a longlastingbackground in this industry.</text:span></text:p>
      <text:p text:style-name="P3"><text:tab/><text:span text:style-name="T4">SKILLS:</text:span></text:p>
      <text:p text:style-name="P3"><text:span text:style-name="T4"/></text:p>
      <text:p text:style-name="P3"><text:tab/><text:tab/><text:span text:style-name="T5">Language:c,cpp,java,python.</text:span></text:p>
      <text:p text:style-name="P3"><text:tab/><text:span text:style-name="T4">EDUCATION:</text:span></text:p>
      <text:p text:style-name="P3"><text:tab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<text:s text:c="5"/></text:p>
            <text:p text:style-name="P8"><text:s text:c="6"/>COURSE</text:p>
          </table:table-cell>
          <table:table-cell table:style-name="Table1.A1" office:value-type="string">
            <text:p text:style-name="P9"><text:s text:c="3"/></text:p>
            <text:p text:style-name="P9"><text:s text:c="4"/><text:span text:style-name="T5">INSTITUTION</text:span></text:p>
          </table:table-cell>
          <table:table-cell table:style-name="Table1.A1" office:value-type="string">
            <text:p text:style-name="P7"><text:s text:c="3"/><text:span text:style-name="T5">UNIVERSITY/BOARD</text:span></text:p>
          </table:table-cell>
          <table:table-cell table:style-name="Table1.D1" office:value-type="string">
            <text:p text:style-name="P7"><text:s text:c="3"/><text:span text:style-name="T5">MARK (PERCENTAGE)</text:span></text:p>
          </table:table-cell>
        </table:table-row>
        <table:table-row>
          <table:table-cell table:style-name="Table1.A2" office:value-type="string">
            <text:p text:style-name="P9"><text:span text:style-name="T5">Bsc. Computer science</text:span></text:p>
          </table:table-cell>
          <table:table-cell table:style-name="Table1.A2" office:value-type="string">
            <text:p text:style-name="P8">Students’ pg center</text:p>
          </table:table-cell>
          <table:table-cell table:style-name="Table1.A2" office:value-type="string">
            <text:p text:style-name="P8">Bharathiar</text:p>
          </table:table-cell>
          <table:table-cell table:style-name="Table1.D2" office:value-type="string">
            <text:p text:style-name="P7"><text:s/><text:span text:style-name="T5">87%</text:span></text:p>
          </table:table-cell>
        </table:table-row>
        <table:table-row table:style-name="Table1.3">
          <table:table-cell table:style-name="Table1.A2" office:value-type="string">
            <text:p text:style-name="P8">HSC</text:p>
          </table:table-cell>
          <table:table-cell table:style-name="Table1.A2" office:value-type="string">
            <text:p text:style-name="P8">GMGHSS,IJK</text:p>
          </table:table-cell>
          <table:table-cell table:style-name="Table1.A2" office:value-type="string">
            <text:p text:style-name="P8">State</text:p>
          </table:table-cell>
          <table:table-cell table:style-name="Table1.D2" office:value-type="string">
            <text:p text:style-name="P8">80%</text:p>
          </table:table-cell>
        </table:table-row>
        <table:table-row table:style-name="Table1.4">
          <table:table-cell table:style-name="Table1.A2" office:value-type="string">
            <text:p text:style-name="P8">SSLC</text:p>
          </table:table-cell>
          <table:table-cell table:style-name="Table1.A2" office:value-type="string">
            <text:p text:style-name="P8">VHSS,KARALAM</text:p>
          </table:table-cell>
          <table:table-cell table:style-name="Table1.A2" office:value-type="string">
            <text:p text:style-name="P8">State</text:p>
          </table:table-cell>
          <table:table-cell table:style-name="Table1.D2" office:value-type="string">
            <text:p text:style-name="P8">96%</text:p>
          </table:table-cell>
        </table:table-row>
      </table:table>
      <text:p text:style-name="P3"/>
      <text:p text:style-name="P3"><text:span text:style-name="T4"/></text:p>
      <text:p text:style-name="P2"><text:tab/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00:54.047016591</meta:creation-date>
    <dc:date>2021-11-25T17:23:44.836552478</dc:date>
    <meta:editing-duration>PT1M4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0" meta:word-count="50" meta:character-count="467" meta:non-whitespace-character-count="372"/>
  </office:meta>
</office:document-meta>
</file>